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ProFontWindows2" svg:font-family="ProFontWindows" style:font-pitch="fixed"/>
    <style:font-face style:name="ProFontWindows" svg:font-family="ProFontWindows" style:font-adornments="Bold" style:font-pitch="fixed"/>
    <style:font-face style:name="ProFontWindows1" svg:font-family="ProFontWindows" style:font-adornments="Bold Italic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roFontWindows2" fo:font-size="160pt" style:font-size-asian="160pt" style:font-size-complex="160pt"/>
    </style:style>
    <style:style style:name="P2" style:family="paragraph" style:parent-style-name="Standard">
      <style:paragraph-properties fo:text-align="center" style:justify-single-word="false"/>
      <style:text-properties style:font-name="ProFontWindows2" fo:font-size="24pt" style:font-size-asian="21pt" style:font-size-complex="24pt"/>
    </style:style>
    <style:style style:name="P3" style:family="paragraph" style:parent-style-name="Standard">
      <style:paragraph-properties fo:margin-left="1.25in" fo:margin-right="0in" fo:text-align="start" style:justify-single-word="false" fo:text-indent="0in" style:auto-text-indent="false"/>
      <style:text-properties style:font-name="ProFontWindows2" fo:font-size="24pt" style:font-size-asian="21pt" style:font-size-complex="24pt"/>
    </style:style>
    <style:style style:name="P4" style:family="paragraph" style:parent-style-name="Heading">
      <style:paragraph-properties fo:text-align="start" style:justify-single-word="false" fo:break-before="page"/>
      <style:text-properties fo:font-size="45pt" style:font-size-asian="45pt" style:font-size-complex="45pt"/>
    </style:style>
    <style:style style:name="P5" style:family="paragraph" style:parent-style-name="Heading">
      <style:paragraph-properties fo:margin-left="0.802in" fo:margin-right="0in" fo:text-align="start" style:justify-single-word="false" fo:text-indent="0in" style:auto-text-indent="false"/>
    </style:style>
    <style:style style:name="P6" style:family="paragraph" style:parent-style-name="Text_20_body">
      <style:paragraph-properties fo:text-align="start" style:justify-single-word="false"/>
      <style:text-properties style:font-name="ProFontWindows2" fo:font-size="12pt" style:font-size-asian="12pt" style:font-size-complex="12pt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ProFontWindows2"/>
    </style:style>
    <style:style style:name="P8" style:family="paragraph" style:parent-style-name="Text_20_body">
      <style:paragraph-properties fo:text-align="start" style:justify-single-word="fals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ProFontWindows2" fo:font-size="24pt" style:font-size-asian="24pt" style:font-size-complex="24pt"/>
    </style:style>
    <style:style style:name="P10" style:family="paragraph" style:parent-style-name="Text_20_body">
      <style:paragraph-properties fo:text-align="start" style:justify-single-word="false"/>
      <style:text-properties style:font-name="ProFontWindows2" fo:font-size="18pt" style:font-size-asian="18pt" style:font-size-complex="18pt"/>
    </style:style>
    <style:style style:name="P11" style:family="paragraph" style:parent-style-name="Text_20_body">
      <style:paragraph-properties fo:text-align="start" style:justify-single-word="fals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ProFontWindows2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24pt" style:font-size-asian="24pt" style:font-size-complex="24pt"/>
    </style:style>
    <style:style style:name="P16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8pt" style:font-size-asian="18pt" style:font-size-complex="18pt"/>
    </style:style>
    <style:style style:name="P19" style:family="paragraph" style:parent-style-name="Text_20_body">
      <style:paragraph-properties fo:margin-left="0.802in" fo:margin-right="0in" fo:text-align="start" style:justify-single-word="false" fo:text-indent="0in" style:auto-text-indent="false"/>
      <style:text-properties style:font-name="ProFontWindows2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ProFontWindows2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ProFontWindows2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10.5pt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UMS</text:p>
      <text:p text:style-name="P2">Version 1.0</text:p>
      <text:p text:style-name="P2"/>
      <text:p text:style-name="P2"/>
      <text:p text:style-name="P2"/>
      <text:p text:style-name="P2">User Manual</text:p>
      <text:p text:style-name="P14"><text:span text:style-name="T1"/></text:p>
      <text:p text:style-name="P4">Table of Contents:</text:p>
      <text:p text:style-name="P5"><text:span text:style-name="T5">1. Introduction and History</text:span></text:p>
      <text:p text:style-name="P15"><text:span text:style-name="T1">2. Installation</text:span></text:p>
      <text:p text:style-name="P17"><text:tab/>2.1 Hardware Requirements</text:p>
      <text:p text:style-name="P18"><text:span text:style-name="T1"><text:tab/>2.2 Software Requirements</text:span></text:p>
      <text:p text:style-name="P15"><text:span text:style-name="T1"><text:tab/></text:span><text:span text:style-name="T7">2.3 Procedure</text:span></text:p>
      <text:p text:style-name="P17"><text:tab/>2.4 Database setup</text:p>
      <text:p text:style-name="P17"><text:tab/>2.5 Configuration</text:p>
      <text:p text:style-name="P16">3. About ARCUMS</text:p>
      <text:p text:style-name="P17"><text:tab/>3.1 Features</text:p>
      <text:p text:style-name="P19"><text:tab/><text:tab/>3.1.1 User Management</text:p>
      <text:p text:style-name="P19"><text:tab/><text:tab/>3.1.2 Charting</text:p>
      <text:p text:style-name="P19"><text:tab/><text:tab/>3.1.3 Album Catalog</text:p>
      <text:p text:style-name="P19"><text:tab/><text:tab/>3.1.4 Blog</text:p>
      <text:p text:style-name="P17"><text:tab/>3.2 Important Files and Directories</text:p>
      <text:p text:style-name="P17"><text:tab/>3.3 Database Layout</text:p>
      <text:p text:style-name="P17"><text:tab/>3.4 Error Codes</text:p>
      <text:p text:style-name="P17"><text:tab/>3.5 Licensing</text:p>
      <text:p text:style-name="P17"/>
      <text:p text:style-name="P3"/>
      <text:p text:style-name="P13">1. Introduction and History</text:p>
      <text:p text:style-name="P6"><text:tab/>ARCUMS (short for Advanced Radio Catalog and User Management System) is a web based application for managing a radio station. It provides an easy to use environment in which radio Djs can log played songs, lookup albums in a catalog, post to a blog, and discover new music.</text:p>
      <text:p text:style-name="P6"><text:tab/>Taking advantage of available APIs, ARCUMS connects with Amazon and Audioscrobbler (Last.fm) to enhance its users experience. <text:s/>Albums can be added to the catalog by simply scanning in the barcode and letting amazon do the rest of the work. <text:s/>While browsing your catalog, Djs will be presented with similar artists that are also in the catalog, possibly being introduced to new music.</text:p>
      <text:p text:style-name="P6"><text:tab/>ARCUMS was first created by Dustin Alcock for Northern Michigan University's student run radio station, Radio X (WUPX Marquette) in 2007. <text:s/>Development was continued after Dustin graduated in 2009 by Matthew Knox. <text:s/>In 2011 Matthew decided to begin working to release ARCUMS as an open-source project with the permission of Dustin and Radio X.</text:p>
      <text:p text:style-name="P9"><text:span text:style-name="T1">2. Installation</text:span></text:p>
      <text:p text:style-name="P11"><text:tab/>2.1 Hardware Requirements</text:p>
      <text:p text:style-name="P11"><text:tab/><text:tab/><text:span text:style-name="T4">//MINIMUM HARDWARE REQUIREMENTS FOR LAMP</text:span></text:p>
      <text:p text:style-name="P11"><text:span text:style-name="T4"><text:tab/><text:tab/>//SUGGESTED HARDWARE REQUIREMENTS FOR LAMP</text:span></text:p>
      <text:p text:style-name="P11"><text:tab/>2.2 Software Requirements</text:p>
      <text:p text:style-name="P11"><text:tab/><text:tab/><text:span text:style-name="T3">Web Server:</text:span><text:span text:style-name="T4"> Up to date version of Apache or IIS.</text:span></text:p>
      <text:p text:style-name="P11"><text:span text:style-name="T4"><text:tab/><text:tab/></text:span><text:span text:style-name="T3">PHP:</text:span><text:span text:style-name="T4"> Up to date version of PHP with binary interpreter.</text:span></text:p>
      <text:p text:style-name="P10"><text:span text:style-name="T4"><text:tab/><text:tab/></text:span><text:span text:style-name="T2">Database:</text:span><text:span text:style-name="T4"> Up to date version MySQL.</text:span></text:p>
      <text:p text:style-name="P8"><text:tab/><text:span text:style-name="T6">2.3 Procedure</text:span></text:p>
      <text:p text:style-name="P6"><text:span text:style-name="T4"><text:tab/><text:tab/>//DESCRIBE THE INSTALLATION PROCEDURE ONCE THE SCRIPT IS WRITTEN!</text:span></text:p>
      <text:p text:style-name="P11"><text:tab/>2.4 Database setup</text:p>
      <text:p text:style-name="P11"><text:tab/>2.5 Configuration</text:p>
      <text:p text:style-name="P8">3. About ARCUMS</text:p>
      <text:p text:style-name="P11"><text:tab/>3.1 Features</text:p>
      <text:p text:style-name="P12"><text:tab/><text:tab/>3.1.1 User Management</text:p>
      <text:p text:style-name="P12"><text:tab/><text:tab/><text:tab/><text:span text:style-name="T4">//DESCRIBE USER MANAGEMENT</text:span></text:p>
      <text:p text:style-name="P12"><text:tab/><text:tab/>3.1.2 Charting</text:p>
      <text:p text:style-name="P12"><text:tab/><text:tab/><text:tab/><text:span text:style-name="T4">//DESCRIBE CHARTING</text:span></text:p>
      <text:p text:style-name="P12"><text:tab/><text:tab/>3.1.3 Album Catalog</text:p>
      <text:p text:style-name="P12"><text:tab/><text:tab/><text:tab/><text:span text:style-name="T4">//DESCRIBE CATALOG</text:span></text:p>
      <text:p text:style-name="P12"><text:soft-page-break/><text:tab/><text:tab/>3.1.4 Blog</text:p>
      <text:p text:style-name="P12"><text:tab/><text:tab/><text:tab/><text:span text:style-name="T4">//DESCRIBE BLOG</text:span></text:p>
      <text:p text:style-name="P11"><text:tab/>3.2 Important Files and Directories</text:p>
      <text:p text:style-name="P11"><text:tab/><text:tab/><text:span text:style-name="T4">//LIST CODE FILES WITH PURPOSES, ALONG WITH CONFIG FILES</text:span></text:p>
      <text:p text:style-name="P11"><text:tab/>3.3 Database Layout</text:p>
      <text:p text:style-name="P11"><text:tab/><text:tab/><text:span text:style-name="T4">//DESCRIBE DATABASE LAYOUT</text:span></text:p>
      <text:p text:style-name="P11"><text:tab/>3.4 Error Codes</text:p>
      <text:p text:style-name="P11"><text:tab/><text:tab/><text:span text:style-name="T4">//DESCRIBE ERROR CODES</text:span></text:p>
      <text:p text:style-name="P20"><text:tab/>3.5 Licensing</text:p>
      <text:p text:style-name="P20"><text:tab/><text:tab/><text:span text:style-name="T4">//DESCRIBE LICEN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ProFontWindows2" svg:font-family="ProFontWindows" style:font-pitch="fixed"/>
    <style:font-face style:name="ProFontWindows" svg:font-family="ProFontWindows" style:font-adornments="Bold" style:font-pitch="fixed"/>
    <style:font-face style:name="ProFontWindows1" svg:font-family="ProFontWindows" style:font-adornments="Bold Italic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ProFontWindows" fo:font-size="24pt" fo:font-weight="bold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ProFontWindow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roFontWindows1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ProFontWindows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Knox</meta:initial-creator>
    <meta:creation-date>2011-02-16T20:50:09</meta:creation-date>
    <dc:date>2011-02-16T22:07:31</dc:date>
    <dc:creator>Matthew Knox</dc:creator>
    <meta:editing-duration>PT1H26S</meta:editing-duration>
    <meta:editing-cycles>8</meta:editing-cycles>
    <meta:generator>LibreOffice/3.3$Linux LibreOffice_project/330m19$Build-6</meta:generator>
    <meta:document-statistic meta:table-count="0" meta:image-count="0" meta:object-count="0" meta:page-count="5" meta:paragraph-count="55" meta:word-count="337" meta:character-count="2226"/>
  </office:meta>
</office:document-meta>
</file>